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Some data for our tests</text:p>
      <text:p text:style-name="Standard">csv_data = [</text:p>
      <text:p text:style-name="Standard">'"name1","name2","a1","a2","a3","a4","a5","a6","a7","a8","a9","a10","a11","a12",,"q1","q2","q3","q4","q5","q6","q7","q8","q9","q10","q11","q12",,"e1","e2","e3","e4"',</text:p>
      <text:p text:style-name="Standard">'"possible","possible",25,25,25,15,25,10,50,50,20,40,60,50,,10,10,10,10,10,10,10,10,10,10,10,10,,100,100,100,100',</text:p>
      <text:p text:style-name="Standard">'"Barney","Miller",25,25,25,13,22,0,50,21,5,18,0,0,,6,6,2,10,0,5,8,0,0,0,0,0,,68,55,45,56',</text:p>
      <text:p text:style-name="Standard">'"Robert","Johnson",25,25,25,0,25,0,50,26,0,31,57,16,,6,4,6,10,0,3,8,8,6,10,6,10,,66,69,91,75',</text:p>
      <text:p text:style-name="Standard">'"Bonnie","Raitt",25,25,25,12,25,10,50,46,20,35,43,35,,9,6,0,10,2,7,6,0,0,4,0,10,,87,85,74,82']</text:p>
      <text:p text:style-name="Standard"/>
      <text:p text:style-name="Standard"># This just shows that the DictReader can process an iterable and lets us look at the dicts formed</text:p>
      <text:p text:style-name="Standard">import csv</text:p>
      <text:p text:style-name="Standard"></text:p>
      <text:p text:style-name="Standard">csv_reader = csv.DictReader(csv_data, delimiter=',', quotechar='"', quoting=csv.QUOTE_NONNUMERIC)</text:p>
      <text:p text:style-name="Standard">key = next(csv_reader)</text:p>
      <text:p text:style-name="Standard">students = list(csv_reader)</text:p>
      <text:p text:style-name="Standard">print(key)</text:p>
      <text:p text:style-name="Standard">print(students)</text:p>
      <text:p text:style-name="Standard"/>
      <text:p text:style-name="Standard"># We only need one parse function, now, because all records work the same</text:p>
      <text:p text:style-name="Standard">def parse_record(record):</text:p>
      <text:p text:style-name="Standard"><text:s text:c="4"/>name = '{}, {}'.format(record['name2'], record['name1'])</text:p>
      <text:p text:style-name="Standard"><text:s text:c="4"/>asmt = [val for key, val in record.items() if key.startswith('a')]</text:p>
      <text:p text:style-name="Standard"><text:s text:c="4"/>quiz = <text:s/>[val for key, val in record.items() if key.startswith('q')]</text:p>
      <text:p text:style-name="Standard"><text:s text:c="4"/>exam = [val for key, val in record.items() if key.startswith('e')]</text:p>
      <text:p text:style-name="Standard"><text:s text:c="4"/>return name, asmt, quiz, exam</text:p>
      <text:p text:style-name="Standard"/>
      <text:p text:style-name="Standard"># See if the key grades got parsed correctly</text:p>
      <text:p text:style-name="Standard">key_name, key_asmt, key_quiz, key_exam = parse_record(key)</text:p>
      <text:p text:style-name="Standard">print('Key:\nAsmts:', key_asmt, '\nQuizzes:', key_quiz,</text:p>
      <text:p text:style-name="Standard"><text:s text:c="7"/>'\nExams', key_exam)</text:p>
      <text:p text:style-name="Standard"/>
      <text:p text:style-name="Standard"># Demonstrate that the student grades are all parsed correctly</text:p>
      <text:p text:style-name="Standard"># Check this against the previous output</text:p>
      <text:p text:style-name="Standard">for stu in students:</text:p>
      <text:p text:style-name="Standard"><text:s text:c="4"/>stu_name, stu_asmt, stu_quiz, stu_exam = parse_record(stu)</text:p>
      <text:p text:style-name="Standard"><text:s text:c="4"/>print(stu_name,':\nAsmts:', stu_asmt, '\nQuizzes:', stu_quiz,</text:p>
      <text:p text:style-name="Standard"><text:s text:c="7"/>'\nExams', stu_exam, '\n')</text:p>
      <text:p text:style-name="Standard"/>
      <text:p text:style-name="Standard"># These are the computation functions for averages</text:p>
      <text:p text:style-name="Standard">def comp_asmt_avg(key_asmt, stu_asmt):</text:p>
      <text:p text:style-name="Standard"><text:s text:c="4"/>return sum(stu_asmt) / sum(key_asmt)</text:p>
      <text:p text:style-name="Standard"></text:p>
      <text:p text:style-name="Standard">def comp_quiz_avg(key_quiz, stu_asmt, num_quiz):</text:p>
      <text:p text:style-name="Standard"><text:s text:c="4"/>ord_scores = sorted([sq / kq for sq, kq in zip(stu_quiz, key_quiz)], reverse = True)</text:p>
      <text:p text:style-name="Standard"><text:s text:c="4"/>print("comp_quiz_avg:", ord_scores)</text:p>
      <text:p text:style-name="Standard"><text:s text:c="4"/>return sum(ord_scores[:num_quiz]) / num_quiz</text:p>
      <text:p text:style-name="Standard"></text:p>
      <text:p text:style-name="Standard"><text:soft-page-break/>def comp_exam_avg(key_exam, stu_exam):</text:p>
      <text:p text:style-name="Standard"><text:s text:c="4"/>ord_scores = sorted([sq / kq for sq, kq in zip(stu_exam, key_exam)], reverse = True)</text:p>
      <text:p text:style-name="Standard"><text:s text:c="4"/>print("comp_exam_avg:", ord_scores)</text:p>
      <text:p text:style-name="Standard"><text:s text:c="4"/>return sum(ord_scores[:-1]) / (len(key_exam) – 1)</text:p>
      <text:p text:style-name="Standard"/>
      <text:p text:style-name="Standard"># Demonstrate how grade computations can be invoked and verify results</text:p>
      <text:p text:style-name="Standard">for stu in students:</text:p>
      <text:p text:style-name="Standard"><text:s text:c="4"/>stu_name, stu_asmt, stu_quiz, stu_exam = parse_record(stu)</text:p>
      <text:p text:style-name="Standard"><text:s text:c="4"/>print(stu_name)</text:p>
      <text:p text:style-name="Standard"><text:s text:c="4"/>asmt_avg = comp_asmt_avg(key_asmt, stu_asmt)</text:p>
      <text:p text:style-name="Standard"><text:s text:c="4"/>quiz_avg = comp_quiz_avg(key_quiz, stu_quiz, 8)</text:p>
      <text:p text:style-name="Standard"><text:s text:c="4"/>exam_avg = comp_exam_avg(key_exam, stu_exam)</text:p>
      <text:p text:style-name="Standard"><text:s text:c="4"/>print(asmt_avg, quiz_avg, exam_avg)</text:p>
      <text:p text:style-name="Standard"/>
      <text:p text:style-name="Standard"># The function for computing final grade</text:p>
      <text:p text:style-name="Standard">def comp_fin_grade(ag, qg, eg):</text:p>
      <text:p text:style-name="Standard"><text:s text:c="4"/>return 0.45 * ag + 0.1 * qg + 0.45 * eg</text:p>
      <text:p text:style-name="Standard"/>
      <text:p text:style-name="Standard"># Computation loop over list of students</text:p>
      <text:p text:style-name="Standard">headings = ['Name', 'Asmt Avg', 'Quiz Avg', 'Exam Avg', 'Final']</text:p>
      <text:p text:style-name="Standard">stus_out = []</text:p>
      <text:p text:style-name="Standard">for stu in students:</text:p>
      <text:p text:style-name="Standard"><text:s text:c="4"/>stu_name, stu_asmt, stu_quiz, stu_exam = parse_record(stu)</text:p>
      <text:p text:style-name="Standard"><text:s text:c="4"/>asmt_avg = comp_asmt_avg(key_asmt, stu_asmt)</text:p>
      <text:p text:style-name="Standard"><text:s text:c="4"/>quiz_avg= comp_quiz_avg(key_quiz, stu_quiz, 8)</text:p>
      <text:p text:style-name="Standard"><text:s text:c="4"/>exam_avg = comp_exam_avg(key_exam, stu_exam)</text:p>
      <text:p text:style-name="Standard"><text:s text:c="4"/>fin_avg = comp_fin_grade(asmt_avg, quiz_avg, exam_avg)</text:p>
      <text:p text:style-name="Standard"><text:s text:c="4"/>values = [stu_name, asmt_avg, quiz_avg, exam_avg, fin_avg]</text:p>
      <text:p text:style-name="Standard"><text:s text:c="4"/></text:p>
      <text:p text:style-name="Standard"><text:s text:c="4"/>stu_rec = {key : val for key, val in zip(headings, values)}</text:p>
      <text:p text:style-name="Standard"><text:s text:c="4"/>print(stu_rec)</text:p>
      <text:p text:style-name="Standard"><text:s text:c="4"/>stus_out.append(stu_rec)</text:p>
      <text:p text:style-name="Standard"/>
      <text:p text:style-name="Standard"># This orders the list of students alphabetically by the contents of the 'Name' value</text:p>
      <text:p text:style-name="Standard">import operator</text:p>
      <text:p text:style-name="Standard"></text:p>
      <text:p text:style-name="Standard">stus_out.sort(key= operator.itemgetter('Name'))</text:p>
      <text:p text:style-name="Standard">print(stus_out)</text:p>
      <text:p text:style-name="Standard"/>
      <text:p text:style-name="Standard"># Now, write to a csv file</text:p>
      <text:p text:style-name="Standard"></text:p>
      <text:p text:style-name="Standard">with open('test.out', 'w', newline='') as csv_out:</text:p>
      <text:p text:style-name="Standard"><text:s text:c="4"/>csv_writer = csv.DictWriter(csv_out, headings, delimiter=',',\</text:p>
      <text:p text:style-name="Standard"><text:s text:c="32"/>quotechar='"', quoting=csv.QUOTE_NONNUMERIC)</text:p>
      <text:p text:style-name="Standard"><text:s text:c="4"/>csv_writer.writeheader()</text:p>
      <text:p text:style-name="Standard"><text:s text:c="4"/>csv_writer.writerows(stus_out)</text:p>
      <text:p text:style-name="Standard"/>
      <text:p text:style-name="Standard"># Look at the output file</text:p>
      <text:p text:style-name="Standard">!cat test.ou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Bladow</meta:initial-creator>
    <meta:creation-date>2013-09-25T11:21:42</meta:creation-date>
    <dc:date>2013-09-25T11:43:16</dc:date>
    <dc:creator>Casey Bladow</dc:creator>
    <meta:editing-duration>PT16M3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84" meta:word-count="402" meta:character-count="3916" meta:non-whitespace-character-count="3336"/>
  </office:meta>
</office:document-meta>
</file>